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generated program</text:p>
          </table:table-cell>
          <table:table-cell office:value-type="string" calcext:value-type="string">
            <text:p>nof examples</text:p>
          </table:table-cell>
          <table:table-cell office:value-type="string" calcext:value-type="string">
            <text:p>nof components used</text:p>
          </table:table-cell>
          <table:table-cell office:value-type="string" calcext:value-type="string">
            <text:p>nof_leaves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of components given</text:p>
          </table:table-cell>
          <table:table-cell office:value-type="string" calcext:value-type="string">
            <text:p>cost function</text:p>
          </table:table-cell>
          <table:table-cell office:value-type="string" calcext:value-type="string">
            <text:p>expansion strategy</text:p>
          </table:table-cell>
          <table:table-cell office:value-type="string" calcext:value-type="string">
            <text:p>nof lines <text:s/>required</text:p>
          </table:table-cell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st 1</text:p>
          </table:table-cell>
          <table:table-cell office:value-type="string" calcext:value-type="string">
            <text:p>succ ze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413" calcext:value-type="float">
            <text:p>494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333" calcext:value-type="float">
            <text:p>333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5357" calcext:value-type="float">
            <text:p>1853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8221" calcext:value-type="float">
            <text:p>68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9425" calcext:value-type="float">
            <text:p>194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 &amp;0 _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3769" calcext:value-type="float">
            <text:p>18376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73377" calcext:value-type="float">
            <text:p>1733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range _0 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exception while evaluating 'con Nat (foldNat Nat (mul _1) _1 (mul _1 _1)) (nil Nat)' on the examples. 3^9 is too bi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akes too lo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29898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20861" calcext:value-type="float">
            <text:p>1208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9837" calcext:value-type="float">
            <text:p>698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pair Nat (List Nat) (succ _0) (rev Nat (range (succ zero) _0)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17861" calcext:value-type="float">
            <text:p>5178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42689" calcext:value-type="float">
            <text:p>742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95221" calcext:value-type="float">
            <text:p>95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2705" calcext:value-type="float">
            <text:p>227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d (foldNat f_enumTo)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cur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57125" calcext:value-type="float">
            <text:p>57571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d (foldNat f_enumTo)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cur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14437" calcext:value-type="float">
            <text:p>3144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i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foldNat (List Nat) (con Nat _0) (con Nat _1 (nil Nat)) (sub _1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i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 10670994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difficult to choose small examples that generate this function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rev Nat (con Nat _1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30105" calcext:value-type="float">
            <text:p>130105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succ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i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006085" calcext:value-type="float">
            <text:p>2006085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nd-written version has 5 components and 9 leaves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lem: enumTo ?1 and its millions of successors</text:p>
          </table:table-cell>
          <table:table-cell table:number-columns-repeated="3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137290</text:p>
          </table:table-cell>
        </table:table-row>
        <table:table-row table:style-name="ro1">
          <table:table-cell/>
          <table:table-cell office:value-type="string" calcext:value-type="string">
            <text:p>template: con Nat ?1 ?2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205" calcext:value-type="float">
            <text:p>49205</text:p>
          </table:table-cell>
        </table:table-row>
        <table:table-row table:style-name="ro1">
          <table:table-cell/>
          <table:table-cell office:value-type="string" calcext:value-type="string">
            <text:p>template: con Nat ?1 (?2 (enumTo ?3))</text:p>
          </table:table-cell>
          <table:table-cell table:number-columns-repeated="3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map Nat Nat (add (sub _0 (succ zero))) (enumTo (sub (succ _1) _0)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28329" calcext:value-type="float">
            <text:p>128329</text:p>
          </table:table-cell>
        </table:table-row>
        <table:table-row table:style-name="ro1">
          <table:table-cell/>
          <table:table-cell office:value-type="string" calcext:value-type="string">
            <text:p>template: map Nat Nat (add ?1) ?2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89425" calcext:value-type="float">
            <text:p>89425</text:p>
          </table:table-cell>
        </table:table-row>
        <table:table-row table:style-name="ro1">
          <table:table-cell/>
          <table:table-cell office:value-type="string" calcext:value-type="string">
            <text:p>template: ?1 (map Nat Nat (add ?2) ?3)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table:formula="of:=COUNTA([.F870:.F903])" office:value-type="float" office:value="34" calcext:value-type="float">
            <text:p>3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944248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map Nat Nat (add (sub _0 (succ zero))) (enumTo (sub (succ _1) _0))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st</text:p>
          </table:table-cell>
          <table:table-cell table:formula="of:=COUNTA([.F905:.F938])" office:value-type="float" office:value="34" calcext:value-type="float">
            <text:p>34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972077" calcext:value-type="float">
            <text:p>9720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/>
          <table:table-cell office:value-type="string" calcext:value-type="string">
            <text:p>Type.Free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li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5522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concat &amp;0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table:formula="of:=COUNTA([.F966:.F1003])" office:value-type="float" office:value="38" calcext:value-type="float">
            <text:p>38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/>
          <table:table-cell office:value-type="string" calcext:value-type="string">
            <text:p>Type.Free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table:formula="of:=COUNTA([.F1005:.F1041])" office:value-type="float" office:value="37" calcext:value-type="float">
            <text:p>3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16641" calcext:value-type="float">
            <text:p>41664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table:formula="of:=COUNTA([.F1043:.F1079])" office:value-type="float" office:value="37" calcext:value-type="float">
            <text:p>37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7365" calcext:value-type="float">
            <text:p>73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/>
          <table:table-cell office:value-type="string" calcext:value-type="string">
            <text:p>Type.Free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319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7149" calcext:value-type="float">
            <text:p>37149</text:p>
          </table:table-cell>
        </table:table-row>
        <table:table-row table:style-name="ro1">
          <table:table-cell/>
          <table:table-cell office:value-type="string" calcext:value-type="string">
            <text:p>Template: concat &amp;0 ?1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790126</text:p>
          </table:table-cell>
        </table:table-row>
        <table:table-row table:style-name="ro1">
          <table:table-cell/>
          <table:table-cell office:value-type="string" calcext:value-type="string">
            <text:p>Template: concat &amp;0 ?1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 way you are going to generate it without map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/>
          <table:table-cell office:value-type="string" calcext:value-type="string">
            <text:p>Template: ?1 (map A B ?2 ?3)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eral types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string" calcext:value-type="string">
            <text:p>Template: ?1 (map &amp;0 (List &amp;0) ?2 ?3)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y useful types in template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prod (nil Nat))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t</text:p>
          </table:table-cell>
          <table:table-cell table:formula="of:=COUNTA([.F1233:.F1269])" office:value-type="float" office:value="37" calcext:value-type="float">
            <text:p>3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54457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prod (nil Nat))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t</text:p>
          </table:table-cell>
          <table:table-cell table:formula="of:=COUNTA([.F1271:.F1307])" office:value-type="float" office:value="37" calcext:value-type="float">
            <text:p>37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6604901" calcext:value-type="float">
            <text:p>66049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/>
          <table:table-cell office:value-type="string" calcext:value-type="string">
            <text:p>Type.Free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6702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7121" calcext:value-type="float">
            <text:p>171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4029" calcext:value-type="float">
            <text:p>540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add (length Nat _0) (length Nat _0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/>
          <table:table-cell office:value-type="string" calcext:value-type="string">
            <text:p>note that this is actually a bad program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have to change the examples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succ (succ (succ (length Nat _0)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/>
          <table:table-cell office:value-type="string" calcext:value-type="string">
            <text:p>note that this is actually a bad program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have to add another example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689" calcext:value-type="float">
            <text:p>4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sum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table:formula="of:=COUNTA([.F1469:.F1506])" office:value-type="float" office:value="38" calcext:value-type="float">
            <text:p>38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/>
          <table:table-cell office:value-type="string" calcext:value-type="string">
            <text:p>Type.Free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table:formula="of:=COUNTA([.F1508:.F1543])" office:value-type="float" office:value="36" calcext:value-type="float">
            <text:p>3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41349" calcext:value-type="float">
            <text:p>5413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table:formula="of:=COUNTA([.F1545:.F1580])" office:value-type="float" office:value="36" calcext:value-type="float">
            <text:p>36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25585" calcext:value-type="float">
            <text:p>255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/>
          <table:table-cell office:value-type="string" calcext:value-type="string">
            <text:p>Type.Free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210481</text:p>
          </table:table-cell>
        </table:table-row>
        <table:table-row table:style-name="ro1">
          <table:table-cell/>
          <table:table-cell office:value-type="string" calcext:value-type="string">
            <text:p>have you tried yo add head?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ur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81141</text:p>
          </table:table-cell>
        </table:table-row>
        <table:table-row table:style-name="ro1">
          <table:table-cell/>
          <table:table-cell office:value-type="string" calcext:value-type="string">
            <text:p>no way we are going to generate it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ybe if we would add head as a component...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0009" calcext:value-type="float">
            <text:p>100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table:formula="of:=COUNTA([.F1676:.F1713])" office:value-type="float" office:value="38" calcext:value-type="float">
            <text:p>3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18549" calcext:value-type="float">
            <text:p>3185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table:formula="of:=COUNTA([.F1715:.F1752])" office:value-type="float" office:value="38" calcext:value-type="float">
            <text:p>38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9589" calcext:value-type="float">
            <text:p>95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/>
          <table:table-cell office:value-type="string" calcext:value-type="string">
            <text:p>Type.Free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head &amp;0 (rev &amp;0 _0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/>
          <table:table-cell office:value-type="string" calcext:value-type="string">
            <text:p>Template: ?1 ?2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precise types</text:p>
          </table:table-cell>
          <table:table-cell table:number-columns-repeated="3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table:formula="of:=COUNTA([.F1803:.F1840])" office:value-type="float" office:value="38" calcext:value-type="float">
            <text:p>3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08949" calcext:value-type="float">
            <text:p>3089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table:formula="of:=COUNTA([.F1842:.F1879])" office:value-type="float" office:value="38" calcext:value-type="float">
            <text:p>38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60821" calcext:value-type="float">
            <text:p>608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table:formula="of:=COUNTA([.F1881:.F1918])" office:value-type="float" office:value="38" calcext:value-type="float">
            <text:p>3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860197" calcext:value-type="float">
            <text:p>86019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7421" calcext:value-type="float">
            <text:p>274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ad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 43505</text:p>
          </table:table-cell>
        </table:table-row>
        <table:table-row table:style-name="ro1">
          <table:table-cell/>
          <table:table-cell office:value-type="string" calcext:value-type="string">
            <text:p>stack overflow because of factorial (factorial)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102637" calcext:value-type="float">
            <text:p>1026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Sym (_, l) = List.sum (List.map nof_type l) / (List.length l + 1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90229" calcext:value-type="float">
            <text:p>902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1521" calcext:value-type="float">
            <text:p>415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f_nodes_simple_type</text:p>
          </table:table-cell>
          <table:table-cell office:value-type="string" calcext:value-type="string">
            <text:p>stack</text:p>
          </table:table-cell>
          <table:table-cell office:value-type="float" office:value="16405" calcext:value-type="float">
            <text:p>164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dou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39648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_double</text:p>
          </table:table-cell>
          <table:table-cell office:value-type="string" calcext:value-type="string">
            <text:p>map Nat Nat (mul (succ (prod (nil Nat)))) _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f_nodes_simple_type</text:p>
          </table:table-cell>
          <table:table-cell/>
          <table:table-cell office:value-type="float" office:value="1453381" calcext:value-type="float">
            <text:p>145338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Type.Arr (a, b) = 3 + 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/>
          <table:table-cell office:value-type="string" calcext:value-type="string">
            <text:p>Type.Sym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/>
          <table:table-cell office:value-type="string" calcext:value-type="string">
            <text:p>Type.Hol = 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 table:number-rows-repeated="26">
          <table:table-cell table:number-columns-repeated="10"/>
        </table:table-row>
        <table:table-row table:style-name="ro1">
          <table:table-cell office:value-type="string" calcext:value-type="string">
            <text:p>implemented compon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cu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no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gn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defin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cc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“true”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“false”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N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G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ori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plic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pe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c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um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_enumT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18:11:34.131430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5:15:42.770639978</meta:creation-date>
    <dc:date>2016-06-12T23:16:42.993069162</dc:date>
    <meta:editing-duration>PT20H31M18S</meta:editing-duration>
    <meta:editing-cycles>196</meta:editing-cycles>
    <meta:generator>LibreOffice/4.2.8.2$Linux_X86_64 LibreOffice_project/420m0$Build-2</meta:generator>
    <meta:document-statistic meta:table-count="1" meta:cell-count="2961" meta:object-count="0"/>
  </office:meta>
</office:document-meta>
</file>